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8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0.6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61.21pt"/>
    </style:style>
    <style:style style:name="co6" style:family="table-column">
      <style:table-column-properties fo:break-before="auto" style:column-width="96.35pt"/>
    </style:style>
    <style:style style:name="co7" style:family="table-column">
      <style:table-column-properties fo:break-before="auto" style:column-width="32.71pt"/>
    </style:style>
    <style:style style:name="co8" style:family="table-column">
      <style:table-column-properties fo:break-before="auto" style:column-width="46.94pt"/>
    </style:style>
    <style:style style:name="co9" style:family="table-column">
      <style:table-column-properties fo:break-before="auto" style:column-width="165.54pt"/>
    </style:style>
    <style:style style:name="co10" style:family="table-column">
      <style:table-column-properties fo:break-before="auto" style:column-width="71.66pt"/>
    </style:style>
    <style:style style:name="co11" style:family="table-column">
      <style:table-column-properties fo:break-before="auto" style:column-width="82.74pt"/>
    </style:style>
    <style:style style:name="co12" style:family="table-column">
      <style:table-column-properties fo:break-before="auto" style:column-width="95.75pt"/>
    </style:style>
    <style:style style:name="co13" style:family="table-column">
      <style:table-column-properties fo:break-before="auto" style:column-width="1142.45pt"/>
    </style:style>
    <style:style style:name="co14" style:family="table-column">
      <style:table-column-properties fo:break-before="auto" style:column-width="1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00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ext-properties style:font-name="Arial" style:font-name-asian="DejaVu Sans" style:font-name-complex="DejaVu Sans"/>
    </style:style>
    <style:style style:name="ce6" style:family="table-cell" style:parent-style-name="Default">
      <style:table-cell-properties fo:background-color="#99ff33"/>
    </style:style>
    <style:style style:name="ce7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_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Chipset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CIe x16</text:p>
          </table:table-cell>
          <table:table-cell office:value-type="string" calcext:value-type="string">
            <text:p>PCIe x4</text:p>
          </table:table-cell>
          <table:table-cell office:value-type="string" calcext:value-type="string">
            <text:p>PCIe x1</text:p>
          </table:table-cell>
          <table:table-cell office:value-type="string" calcext:value-type="string">
            <text:p>Gig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office:annotation draw:style-name="gr1" draw:text-style-name="P2" svg:width="153.44pt" svg:height="106.47pt" svg:x="1086.07pt" svg:y="0.28pt" draw:caption-point-x="0pt" draw:caption-point-y="0pt">
              <dc:date>2018-05-01T00:00:00</dc:date>
              <text:p text:style-name="P1"><text:span text:style-name="T1">Total number of USB3 ports suspected to be suitable for industrial/VR use, and not known to be blacklisted by Oculus.</text:span></text:p>
              <text:p text:style-name="P1"><text:span text:style-name="T1"/></text:p>
              <text:p text:style-name="P1"><text:span text:style-name="T1">May be optimistic.</text:span></text:p>
              <text:p text:style-name="P1"><text:span text:style-name="T1"/></text:p>
              <text:p text:style-name="P1"><text:span text:style-name="T1">Includes ports already listed under USB.</text:span></text:p>
            </office:annotation>
            <text:p>USB Industrial</text:p>
          </table:table-cell>
          <table:table-cell office:value-type="string" calcext:value-type="string">
            <text:p>Audio dBi/dBo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table:style-name="ce1" office:value-type="string" calcext:value-type="string">
            <text:p>Asus ROG Strix X470-F Gaming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string" calcext:value-type="string">
            <text:p>X4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66/3600(OC)</text:p>
          </table:table-cell>
          <table:table-cell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8*3.1G1 + 0*3.0 + 4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0dB Claim</text:p>
          </table:table-cell>
          <table:table-cell/>
          <table:table-cell office:value-type="float" office:value="258.67" calcext:value-type="float">
            <text:p>258.67</text:p>
          </table:table-cell>
          <table:table-cell/>
        </table:table-row>
        <table:table-row table:style-name="ro1">
          <table:table-cell office:value-type="string" calcext:value-type="string">
            <office:annotation draw:style-name="gr2" draw:text-style-name="P2" svg:width="82.18pt" svg:height="39.29pt" svg:x="215.29pt" svg:y="0pt" draw:caption-point-x="-17.29pt" draw:caption-point-y="25.88pt">
              <dc:date>2019-04-07T00:00:00</dc:date>
              <text:p text:style-name="P1">WiFi version costs a PCI-E slot.</text:p>
            </office:annotation>
            <text:p>ASUS ROG Crosshair VII Hero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string" calcext:value-type="string">
            <text:p>X470</text:p>
          </table:table-cell>
          <table:table-cell office:value-type="string" calcext:value-type="string">
            <text:p>10+2</text:p>
          </table:table-cell>
          <table:table-cell office:value-type="string" calcext:value-type="string">
            <text:p>2666/3466(OC)</text:p>
          </table:table-cell>
          <table:table-cell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10*3.1G1 + 0*3.0 + 10*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G STRIX X470-I GAMING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string" calcext:value-type="string">
            <text:p>X470</text:p>
          </table:table-cell>
          <table:table-cell office:value-type="string" calcext:value-type="string">
            <text:p>6+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F X470-PLUS GAMING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string" calcext:value-type="string">
            <text:p>X470</text:p>
          </table:table-cell>
          <table:table-cell table:style-name="ce2" office:value-type="string" calcext:value-type="string">
            <text:p>4+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IME X470-PRO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string" calcext:value-type="string">
            <text:p>X4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66/3200(OC)</text:p>
          </table:table-cell>
          <table:table-cell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8*3.1G1 + 0*3.0 + 4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0dB Claim</text:p>
          </table:table-cell>
          <table:table-cell table:number-columns-repeated="3"/>
        </table:table-row>
        <table:table-row table:style-name="ro1" table:number-rows-repeated="33">
          <table:table-cell table:number-columns-repeated="16"/>
        </table:table-row>
        <table:table-row table:style-name="ro1">
          <table:table-cell table:number-columns-repeated="14"/>
          <table:table-cell table:style-name="ce1"/>
          <table:table-cell/>
        </table:table-row>
      </table:table>
      <table:table table:name="Sheet1" table:style-name="ta1">
        <table:table-column table:style-name="co14" table:default-cell-style-name="Default"/>
        <table:table-column table:style-name="co2" table:number-columns-repeated="2" table:default-cell-style-name="ce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Chipset</text:p>
          </table:table-cell>
          <table:table-cell office:value-type="string" calcext:value-type="string">
            <text:p>PCIe x16</text:p>
          </table:table-cell>
          <table:table-cell office:value-type="string" calcext:value-type="string">
            <text:p>PCIe x4</text:p>
          </table:table-cell>
          <table:table-cell office:value-type="string" calcext:value-type="string">
            <text:p>PCIe x1</text:p>
          </table:table-cell>
          <table:table-cell office:value-type="string" calcext:value-type="string">
            <text:p>Gig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office:annotation draw:style-name="gr1" draw:text-style-name="P2" svg:width="153.44pt" svg:height="106.47pt" svg:x="958.2pt" svg:y="0.28pt" draw:caption-point-x="0pt" draw:caption-point-y="0pt">
              <dc:date>2018-05-01T00:00:00</dc:date>
              <text:p text:style-name="P1"><text:span text:style-name="T1">Total number of USB3 ports suspected to be suitable for industrial/VR use, and not known to be blacklisted by Oculus.</text:span></text:p>
              <text:p text:style-name="P1"><text:span text:style-name="T1"/></text:p>
              <text:p text:style-name="P1"><text:span text:style-name="T1">May be optimistic.</text:span></text:p>
              <text:p text:style-name="P1"><text:span text:style-name="T1"/></text:p>
              <text:p text:style-name="P1"><text:span text:style-name="T1">Includes ports already listed under USB.</text:span></text:p>
            </office:annotation>
            <text:p>USB Industrial</text:p>
          </table:table-cell>
          <table:table-cell office:value-type="string" calcext:value-type="string">
            <text:p>Audio dBi/dBo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Price</text:p>
          </table:table-cell>
          <table:table-cell/>
        </table:table-row>
        <table:table-row table:style-name="ro1">
          <table:table-cell table:style-name="ce1" office:value-type="string" calcext:value-type="string">
            <text:p>X470 GAMING M7 AC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470</text:p>
          </table:table-cell>
          <table:table-cell table:style-name="ce3" office:value-type="string" calcext:value-type="string">
            <text:p>(G3(16,0) || G3(8,8)) + G2(4)</text:p>
          </table:table-cell>
          <table:table-cell/>
          <table:table-cell table:style-name="ce3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 office:value-type="float" office:value="258.67" calcext:value-type="float">
            <text:p>258.67</text:p>
          </table:table-cell>
          <table:table-cell/>
        </table:table-row>
        <table:table-row table:style-name="ro1">
          <table:table-cell table:style-name="ce1" office:value-type="string" calcext:value-type="string">
            <text:p>X470 GAMING PRO CARBON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470</text:p>
          </table:table-cell>
          <table:table-cell table:style-name="ce3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470 GAMING PLUS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(G3(16,0) || G3(8,8))</text:p>
          </table:table-cell>
          <table:table-cell/>
          <table:table-cell table:style-name="ce3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6*2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370 XPOWER GAMING TITANIUM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3" office:value-type="string" calcext:value-type="string">
            <text:p>(G3(16,0) || G3(8,8)) + G2(4)</text:p>
          </table:table-cell>
          <table:table-cell/>
          <table:table-cell table:style-name="ce3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8*3.1G1 + 0*3.0 + 7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370 GAMING M7 ACK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3" office:value-type="string" calcext:value-type="string">
            <text:p>(G3(16,0) || G3(8,8)) + G2(4)</text:p>
          </table:table-cell>
          <table:table-cell/>
          <table:table-cell table:style-name="ce3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10*3.1G1 + 0*3.0 + 7*2.0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<text:s/>X370 GAMING PRO CARBON AC 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3" office:value-type="string" calcext:value-type="string">
            <text:p>(G3(16,0) || G3(8,8)) + G2(4)</text:p>
          </table:table-cell>
          <table:table-cell/>
          <table:table-cell table:style-name="ce3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2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<text:s/>X370 GAMING PRO CARBON 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3" office:value-type="string" calcext:value-type="string">
            <text:p>(G3(16,0) || G3(8,8)) + G2(4)</text:p>
          </table:table-cell>
          <table:table-cell table:style-name="ce5"/>
          <table:table-cell table:style-name="ce3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2*3.1G2 + 8*3.1G1 + 0*3.0 + 6*2.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X370 KRAIT GAMING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3" office:value-type="string" calcext:value-type="string">
            <text:p>(G3(16,0) || G3(8,8)) + G2(4)</text:p>
          </table:table-cell>
          <table:table-cell/>
          <table:table-cell table:style-name="ce3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470 AORUS ULTRA GAMING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470</text:p>
          </table:table-cell>
          <table:table-cell table:style-name="ce3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8*3.1G1 + 0*3.0 + 8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470 AORUS GAMING 5 WIFI rev1.0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470</text:p>
          </table:table-cell>
          <table:table-cell table:style-name="ce3" office:value-type="string" calcext:value-type="string">
            <text:p>(G3(16,0) || G3(8,8)) + G2(4)</text:p>
          </table:table-cell>
          <table:table-cell table:style-name="ce1"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c</text:p>
          </table:table-cell>
          <table:table-cell office:value-type="string" calcext:value-type="string">
            <text:p>3*3.1G2 + 8*3.1G1 + 0*3.0 + 8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c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470 AORUS GAMING 7 WIFI rev1.0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470</text:p>
          </table:table-cell>
          <table:table-cell table:style-name="ce3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10*3.1G1 + 0*3.0 + 6*2.0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A-AB350M-DS3H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M-Gaming 3 rev1.x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-Gaming 3 (rev. 1.x)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,1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M-DS3H (rev. 1.x)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A-AX370-Gaming K7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table:style-name="ce3" office:value-type="string" calcext:value-type="string">
            <text:p>(G3(16,0) || G3(8,8)) + G2(4)</text:p>
          </table:table-cell>
          <table:table-cell/>
          <table:table-cell table:style-name="ce3" office:value-type="string" calcext:value-type="string">
            <text:p>3*G2(1)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3*3.1G2 + 10*3.1G1 + 0*3.0 + 4*2.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20db Claim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-Gaming (rev. 1.x)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table:style-name="ce3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10*3.1G1 + 0*3.0 + 4*2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A-AX370-Gaming K3 rev1.0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4) + G2(4)</text:p>
          </table:table-cell>
          <table:table-cell/>
          <table:table-cell table:style-name="ce3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10*3.1G1 + 0*3.0 + 4*2.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20db Claim</text:p>
          </table:table-cell>
          <table:table-cell/>
          <table:table-cell table:style-name="Default" office:value-type="float" office:value="103.22" calcext:value-type="float">
            <text:p>103.22</text:p>
          </table:table-cell>
          <table:table-cell/>
        </table:table-row>
        <table:table-row table:style-name="ro1">
          <table:table-cell table:style-name="ce1" office:value-type="string" calcext:value-type="string">
            <text:p>GA-AX370-Gaming K5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table:style-name="ce3" office:value-type="string" calcext:value-type="string">
            <text:p>(G3(16,0) || G3(8,8)) + G2(4)</text:p>
          </table:table-cell>
          <table:table-cell table:style-name="ce1"/>
          <table:table-cell table:style-name="ce3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3" office:value-type="string" calcext:value-type="string">
            <text:p>4*3.1G2 + 10*3.1G1 + 0*3.0 + 4*2.0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120db Claim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1" office:value-type="string" calcext:value-type="string">
            <text:p>X470 Taichi Ultimate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 + G2(4)</text:p>
          </table:table-cell>
          <table:table-cell table:style-name="ce1"/>
          <table:table-cell office:value-type="string" calcext:value-type="string">
            <text:p>2*G2(1)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3*3.1G2 + 8*3.1G1 + 0*3.0 + 4*2.0</text:p>
          </table:table-cell>
          <table:table-cell table:style-name="ce1" office:value-type="float" office:value="11" calcext:value-type="float">
            <text:p>11</text:p>
          </table:table-cell>
          <table:table-cell table:style-name="ce6" office:value-type="string" calcext:value-type="string">
            <text:p>120db Claim</text:p>
          </table:table-cell>
          <table:table-cell office:value-type="string" calcext:value-type="string">
            <text:p>10GigE</text:p>
          </table:table-cell>
          <table:table-cell office:value-type="float" office:value="299.99" calcext:value-type="float">
            <text:p>299.99</text:p>
          </table:table-cell>
          <table:table-cell/>
        </table:table-row>
        <table:table-row table:style-name="ro1">
          <table:table-cell table:style-name="ce1" office:value-type="string" calcext:value-type="string">
            <text:p>X470 Taich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8*3.1G1 + 0*3.0 + 4*2.0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120db Claim</text:p>
          </table:table-cell>
          <table:table-cell/>
          <table:table-cell office:value-type="float" office:value="229.99" calcext:value-type="float">
            <text:p>229.99</text:p>
          </table:table-cell>
          <table:table-cell/>
        </table:table-row>
        <table:table-row table:style-name="ro1">
          <table:table-cell office:value-type="string" calcext:value-type="string">
            <text:p>X470 Master SLI/ac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</text:p>
          </table:table-cell>
          <table:table-cell/>
          <table:table-cell table:style-name="ce3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8*3.1G1 + 0*3.0 + 4*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470 Master SL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</text:p>
          </table:table-cell>
          <table:table-cell/>
          <table:table-cell table:style-name="ce3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4*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tal1ty X470 Gaming K4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</text:p>
          </table:table-cell>
          <table:table-cell/>
          <table:table-cell table:style-name="ce3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4*2.0</text:p>
          </table:table-cell>
          <table:table-cell/>
          <table:table-cell table:style-name="ce6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70 Taich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table:style-name="ce3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6*3.1G1 + 0*3.0 + 4*2.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70 Killer SLI/ac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3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table:style-name="ce4" office:value-type="string" calcext:value-type="string">
            <text:p>0*3.1G2 + 4*3.1G1 + 0*3.0 + 4*2.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70 Killer SL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3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0*3.1G2 + 4*3.1G1 + 0*3.0 + 4*2.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70 Pro4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3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0*3.1G2 + 2*3.1G1 + 0*3.0 + 4*2.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al1ty X370 Professional Gaming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10*3.1G1 + 0*3.0 + 0*2.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20db Claim</text:p>
          </table:table-cell>
          <table:table-cell office:value-type="string" calcext:value-type="string">
            <text:p>5G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al1ty X370 Gaming X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3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*3.1G2 + 12*3.1G1 + 0*3.0 + 0*2.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al1ty X370 Gaming K4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3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10*3.1G1 + 0*3.0 + 0*2.0</text:p>
          </table:table-cell>
          <table:table-cell/>
          <table:table-cell table:style-name="ce6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al1ty X370 Gaming-ITX/ac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table:style-name="ce4" office:value-type="string" calcext:value-type="string">
            <text:p>G3(16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*3.1G2 + 6*3.1G1 + 0*3.0 + 4*2.0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120db Claim</text:p>
          </table:table-cell>
          <table:table-cell office:value-type="string" calcext:value-type="string">
            <text:p>IT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399 AORUS Gaming 7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99</text:p>
          </table:table-cell>
          <table:table-cell table:style-name="ce3" office:value-type="string" calcext:value-type="string">
            <text:p>G3(16,16) + G3(8,8)) + G2(4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10*3.1G1 + 0*3.0 + 4*2.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20db Theore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GABYTE X399 Designare EX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99</text:p>
          </table:table-cell>
          <table:table-cell table:style-name="ce3" office:value-type="string" calcext:value-type="string">
            <text:p>G3(16,16) + G3(8,8)) + G2(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10*3.1G1 + 0*3.0 + 4*2.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20db Theoretic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SI X399 GAMING PRO CARBON AC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99</text:p>
          </table:table-cell>
          <table:table-cell table:style-name="ce3" office:value-type="string" calcext:value-type="string">
            <text:p>4*G3</text:p>
          </table:table-cell>
          <table:table-cell/>
          <table:table-cell office:value-type="string" calcext:value-type="string">
            <text:p>2*G2(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I X399 SLI PLUS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99</text:p>
          </table:table-cell>
          <table:table-cell table:style-name="ce3" office:value-type="string" calcext:value-type="string">
            <text:p>4*G3</text:p>
          </table:table-cell>
          <table:table-cell/>
          <table:table-cell office:value-type="string" calcext:value-type="string">
            <text:p>2*G2(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US PRIME X399-A</text:p>
          </table:table-cell>
          <table:table-cell table:style-name="Default" office:value-type="string" calcext:value-type="string">
            <text:p>ASUS</text:p>
          </table:table-cell>
          <table:table-cell office:value-type="string" calcext:value-type="string">
            <text:p>X399</text:p>
          </table:table-cell>
          <table:table-cell table:style-name="ce3" office:value-type="string" calcext:value-type="string">
            <text:p>G3(16,16) + G3(8,8))</text:p>
          </table:table-cell>
          <table:table-cell office:value-type="string" calcext:value-type="string">
            <text:p>1*G2(4)</text:p>
          </table:table-cell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12*3.1G1 + 0*3.0 + 4*2.0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113/120db Claim</text:p>
          </table:table-cell>
          <table:table-cell/>
          <table:table-cell table:style-name="Default" office:value-type="float" office:value="318.71" calcext:value-type="float">
            <text:p>318.71</text:p>
          </table:table-cell>
          <table:table-cell/>
        </table:table-row>
        <table:table-row table:style-name="ro1">
          <table:table-cell office:value-type="string" calcext:value-type="string">
            <text:p>ASUS Strix X399-E Gaming</text:p>
          </table:table-cell>
          <table:table-cell table:style-name="Default" office:value-type="string" calcext:value-type="string">
            <text:p>ASUS</text:p>
          </table:table-cell>
          <table:table-cell office:value-type="string" calcext:value-type="string">
            <text:p>X399</text:p>
          </table:table-cell>
          <table:table-cell table:style-name="ce3" office:value-type="string" calcext:value-type="string">
            <text:p>G3(16,16) + G3(8,8))</text:p>
          </table:table-cell>
          <table:table-cell office:value-type="string" calcext:value-type="string">
            <text:p>1*G2(4)</text:p>
          </table:table-cell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12*3.1G1 + 0*3.0 + 4*2.0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113/120db Claim</text:p>
          </table:table-cell>
          <table:table-cell office:value-type="string" calcext:value-type="string">
            <text:p>Uncertain future.</text:p>
          </table:table-cell>
          <table:table-cell table:style-name="Default" office:value-type="float" office:value="367" calcext:value-type="float">
            <text:p>367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/00/0000</text:date>, <text:time style:data-style-name="N2" text:time-value="02:45:29.093284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5:51:40.842652236</meta:creation-date>
    <dc:date>2019-04-07T04:57:47.004580186</dc:date>
    <meta:editing-duration>PT16H41M33S</meta:editing-duration>
    <meta:editing-cycles>166</meta:editing-cycles>
    <meta:generator>LibreOffice/5.2.7.2$Linux_X86_64 LibreOffice_project/20m0$Build-2</meta:generator>
    <meta:document-statistic meta:table-count="2" meta:cell-count="414" meta:object-count="0"/>
  </office:meta>
</office:document-meta>
</file>